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ngleTestClassWithSingleLevelContextHierarchyTests.loadContextHierarch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fig.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